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2<text:bookmark text:name="_GoBack"/>: The purple machine</text:p>
      <text:p text:style-name="Standard">RGB</text:p>
      <text:p text:style-name="Standard">R40 <text:s/>G42 <text:s/>B62</text:p>
      <text:p text:style-name="Standard">R55 G55 B88</text:p>
      <text:p text:style-name="Standard">R120 <text:s/>G99 <text:s/>B215</text:p>
      <text:p text:style-name="Standard">R217 <text:s/>G45 <text:s/>B124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10:50:00</meta:creation-date>
    <dc:date>2024-08-20T10:50:00</dc:date>
    <meta:editing-duration>PT1M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7" meta:word-count="19" meta:character-count="89" meta:non-whitespace-character-count="71"/>
    <meta:user-defined meta:name="AppVersion">15.0000</meta:user-defined>
    <meta:template xlink:type="simple" xlink:actuate="onRequest" xlink:title="Normal.dotm" xlink:href=""/>
  </office:meta>
</office:document-meta>
</file>